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4.716cm" fo:min-width="22.716cm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4cm" fo:min-width="2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2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3.25cm" svg:height="15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4.25cm" svg:x="4cm" svg:y="7cm">
          <text:p text:style-name="P2"><text:span text:style-name="T1">Sequenc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4.25cm" svg:x="9cm" svg:y="7cm">
          <text:p text:style-name="P2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3cm" svg:x="16cm" svg:y="4cm">
          <text:p text:style-name="P2"><text:span text:style-name="T1">SET</text:span><text:span text:style-name="T1"><text:line-break/></text:span><text:span text:style-name="T1">INJECT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3cm" svg:x="16cm" svg:y="8cm">
          <text:p text:style-name="P2"><text:span text:style-name="T1">WAIT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3cm" svg:x="16cm" svg:y="12cm">
          <text:p text:style-name="P2"><text:span text:style-name="T1">CHECK_LEVEL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5cm" svg:height="0.75cm" svg:x="3cm" svg:y="3cm">
          <draw:text-box>
            <text:p><text:span text:style-name="T1">tb_seq_wrapper.sv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21T19:37:35.731904995</meta:creation-date>
    <dc:date>2020-10-21T19:56:20.129763372</dc:date>
    <meta:editing-duration>PT8M34S</meta:editing-duration>
    <meta:editing-cycles>1</meta:editing-cycles>
    <meta:generator>LibreOffice/7.0.2.2$Linux_X86_64 LibreOffice_project/0b4360524e0359c479b908cb9f8f3765ab0cc7ad</meta:generator>
    <meta:document-statistic meta:object-count="7"/>
  </office:meta>
</office:document-meta>
</file>